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65pt"/>
    </style:style>
    <style:style style:name="co2" style:family="table-column">
      <style:table-column-properties fo:break-before="auto" style:column-width="131.36pt"/>
    </style:style>
    <style:style style:name="co3" style:family="table-column">
      <style:table-column-properties fo:break-before="auto" style:column-width="141.45pt"/>
    </style:style>
    <style:style style:name="co4" style:family="table-column">
      <style:table-column-properties fo:break-before="auto" style:column-width="138.9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93.01pt" svg:y="14.63pt">
            <loext:p draw:notify-on-update-of-ranges="Sheet1.A2:Sheet1.A6 Sheet1.C2:Sheet1.C6 Sheet1.A2:Sheet1.A6 Sheet1.D2:Sheet1.D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Error rate without FEC</text:p>
          </table:table-cell>
          <table:table-cell office:value-type="string" calcext:value-type="string">
            <text:p>Measured received packets</text:p>
          </table:table-cell>
          <table:table-cell office:value-type="string" calcext:value-type="string">
            <text:p>Measured error rate with FEC</text:p>
          </table:table-cell>
          <table:table-cell table:style-name="Default" office:value-type="string" calcext:value-type="string">
            <text:p>Predicted error rate with FEC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00122" calcext:value-type="float">
            <text:p>800122</text:p>
          </table:table-cell>
          <table:table-cell table:formula="of:=1-[.B2]/1000000" office:value-type="float" office:value="0.199878" calcext:value-type="float">
            <text:p>0.199878</text:p>
          </table:table-cell>
          <table:table-cell table:formula="of:=1-COM.MICROSOFT.BINOM.DIST(1;6;[.A2];1)" office:value-type="float" office:value="0.114265" calcext:value-type="float">
            <text:p>0.114265</text:p>
          </table:table-cell>
          <table:table-cell table:formula="of:=[.D2]/[.C2]" office:value-type="float" office:value="0.571673720969792" calcext:value-type="float">
            <text:p>0.57167372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970165" calcext:value-type="float">
            <text:p>970165</text:p>
          </table:table-cell>
          <table:table-cell table:formula="of:=1-[.B3]/1000000" office:value-type="float" office:value="0.0298349999999999" calcext:value-type="float">
            <text:p>0.029835</text:p>
          </table:table-cell>
          <table:table-cell table:formula="of:=1-COM.MICROSOFT.BINOM.DIST(1;6;[.A3];1)" office:value-type="float" office:value="0.0124558704450002" calcext:value-type="float">
            <text:p>0.0124558704</text:p>
          </table:table-cell>
          <table:table-cell table:formula="of:=[.D3]/[.C3]" office:value-type="float" office:value="0.417491886877836" calcext:value-type="float">
            <text:p>0.417491886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972493" calcext:value-type="float">
            <text:p>9972493</text:p>
          </table:table-cell>
          <table:table-cell table:formula="of:=1-[.B4]/10000000" office:value-type="float" office:value="0.00275069999999999" calcext:value-type="float">
            <text:p>0.0027507</text:p>
          </table:table-cell>
          <table:table-cell table:formula="of:=1-COM.MICROSOFT.BINOM.DIST(1;6;[.A4];1)" office:value-type="float" office:value="0.00146044760499997" calcext:value-type="float">
            <text:p>0.0014604476</text:p>
          </table:table-cell>
          <table:table-cell table:formula="of:=[.D4]/[.C4]" office:value-type="float" office:value="0.530936708837741" calcext:value-type="float">
            <text:p>0.5309367088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9999562" calcext:value-type="float">
            <text:p>9999562</text:p>
          </table:table-cell>
          <table:table-cell table:formula="of:=1-[.B5]/10000000" office:value-type="float" office:value="0.0000438000000000383" calcext:value-type="float">
            <text:p>0.0000438</text:p>
          </table:table-cell>
          <table:table-cell table:formula="of:=1-COM.MICROSOFT.BINOM.DIST(1;6;[.A5];1)" office:value-type="float" office:value="0.00013392363917164" calcext:value-type="float">
            <text:p>0.0001339236</text:p>
          </table:table-cell>
          <table:table-cell table:formula="of:=[.D5]/[.C5]" office:value-type="float" office:value="3.05761733268317" calcext:value-type="float">
            <text:p>3.057617332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9999968" calcext:value-type="float">
            <text:p>9999968</text:p>
          </table:table-cell>
          <table:table-cell table:formula="of:=1-[.B6]/10000000" office:value-type="float" office:value="0.000003199999999981" calcext:value-type="float">
            <text:p>0.0000032</text:p>
          </table:table-cell>
          <table:table-cell table:formula="of:=1-COM.MICROSOFT.BINOM.DIST(1;6;[.A6];1)" office:value-type="float" office:value="0.0000149600449760312" calcext:value-type="float">
            <text:p>0.00001496</text:p>
          </table:table-cell>
          <table:table-cell table:formula="of:=[.D6]/[.C6]" office:value-type="float" office:value="4.67501405503751" calcext:value-type="float">
            <text:p>4.6750140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4">00/00/0000</text:date>, <text:time style:data-style-name="N2" text:time-value="10:19:52.617644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1:42:16.281959241</meta:creation-date>
    <dc:date>2018-10-24T10:34:58.026005652</dc:date>
    <meta:editing-duration>PT59M15S</meta:editing-duration>
    <meta:editing-cycles>7</meta:editing-cycles>
    <meta:generator>LibreOffice/5.1.6.2$Linux_X86_64 LibreOffice_project/10m0$Build-2</meta:generator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04cm" svg:y="3.96cm" style:legend-expansion="high" chart:style-name="ch2"/>
        <chart:plot-area chart:style-name="ch3" table:cell-range-address="Sheet1.A2:Sheet1.A6 Sheet1.C2:Sheet1.D6" svg:x="0.32cm" svg:y="0.18cm" svg:width="12.464cm" svg:height="8.64cm">
          <chartooo:coordinate-region svg:x="2.035cm" svg:y="0.375cm" svg:width="10.5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6" chart:class="chart:scatter">
            <chart:domain table:cell-range-address="Sheet1.A2:Sheet1.A6"/>
            <chart:data-point chart:repeated="5"/>
          </chart:series>
          <chart:series chart:style-name="ch7" chart:values-cell-range-address="Sheet1.D2:Sheet1.D6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2:Sheet1.A6</svg:desc>
                </draw:g>
              </table:table-cell>
              <table:table-cell office:value-type="float" office:value="0.199878">
                <text:p>0.199878</text:p>
                <draw:g>
                  <svg:desc>Sheet1.C2:Sheet1.C6</svg:desc>
                </draw:g>
              </table:table-cell>
              <table:table-cell office:value-type="float" office:value="0.114265">
                <text:p>0.114265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">
                <text:p>0.03</text:p>
              </table:table-cell>
              <table:table-cell office:value-type="float" office:value="0.0298349999999999">
                <text:p>0.0298349999999999</text:p>
              </table:table-cell>
              <table:table-cell office:value-type="float" office:value="0.0124558704450002">
                <text:p>0.012455870445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00275069999999999">
                <text:p>0.00275069999999999</text:p>
              </table:table-cell>
              <table:table-cell office:value-type="float" office:value="0.00146044760499997">
                <text:p>0.00146044760499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0.0000438000000000383">
                <text:p>0.0000438000000000383</text:p>
              </table:table-cell>
              <table:table-cell office:value-type="float" office:value="0.00013392363917164">
                <text:p>0.000133923639171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">
                <text:p>0.001</text:p>
              </table:table-cell>
              <table:table-cell office:value-type="float" office:value="0.000003199999999981">
                <text:p>0.000003199999999981</text:p>
              </table:table-cell>
              <table:table-cell office:value-type="float" office:value="0.0000149600449760312">
                <text:p>0.00001496004497603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